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1cm"/>
    </style:style>
    <style:style style:name="co2" style:family="table-column">
      <style:table-column-properties fo:break-before="auto" style:column-width="5.017cm"/>
    </style:style>
    <style:style style:name="co3" style:family="table-column">
      <style:table-column-properties fo:break-before="auto" style:column-width="4.17cm"/>
    </style:style>
    <style:style style:name="co4" style:family="table-column">
      <style:table-column-properties fo:break-before="auto" style:column-width="4.366cm"/>
    </style:style>
    <style:style style:name="co5" style:family="table-column">
      <style:table-column-properties fo:break-before="auto" style:column-width="3.842cm"/>
    </style:style>
    <style:style style:name="co6" style:family="table-column">
      <style:table-column-properties fo:break-before="auto" style:column-width="3.283cm"/>
    </style:style>
    <style:style style:name="co7" style:family="table-column">
      <style:table-column-properties fo:break-before="auto" style:column-width="4.399cm"/>
    </style:style>
    <style:style style:name="co8" style:family="table-column">
      <style:table-column-properties fo:break-before="auto" style:column-width="2.822cm"/>
    </style:style>
    <style:style style:name="co9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" style:family="table-cell" style:parent-style-name="Excel_20_Built-in_20_Normal" style:data-style-name="N10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.$A$1:.$B$1])" table:allow-empty-cell="true" table:display-list="unsorted" table:base-cell-address="Sheet2.F3">
          <table:help-message table:display="true"/>
          <table:error-message table:message-type="stop" table:display="true"/>
        </table:content-validation>
        <table:content-validation table:name="val2" table:condition="of:cell-content-is-in-list([.$A$1:.$E$1])" table:allow-empty-cell="true" table:display-list="unsorted" table:base-cell-address="Sheet2.B11">
          <table:help-message table:display="true"/>
          <table:error-message table:message-type="stop" table:display="true"/>
        </table:content-validation>
        <table:content-validation table:name="val3" table:condition="of:cell-content-is-in-list([.$A$1:.$D$1])" table:allow-empty-cell="true" table:display-list="unsorted" table:base-cell-address="Sheet2.E3">
          <table:help-message table:display="true"/>
          <table:error-message table:message-type="stop" table:display="true"/>
        </table:content-validation>
      </table:content-validations>
      <table:table table:name="Sheet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016" table:default-cell-style-name="Excel_20_Built-in_20_Normal"/>
        <table:table-row table:style-name="ro1"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(OBJ)</text:p>
          </table:table-cell>
          <table:table-cell office:value-type="string">
            <text:p>YES(ENG)</text:p>
          </table:table-cell>
          <table:table-cell office:value-type="string">
            <text:p>NA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<text:s/>Date</text:p>
          </table:table-cell>
          <table:table-cell table:style-name="ce1" office:value-type="string">
            <text:p>Data Structure Revision</text:p>
          </table:table-cell>
          <table:table-cell table:style-name="ce1" office:value-type="string">
            <text:p>Dynamic Programing <text:s/></text:p>
          </table:table-cell>
          <table:table-cell table:style-name="ce1" office:value-type="string">
            <text:p>Technical Video</text:p>
          </table:table-cell>
          <table:table-cell table:style-name="ce1" office:value-type="string">
            <text:p>ENG/MAT/OBJ</text:p>
          </table:table-cell>
          <table:table-cell table:style-name="ce1" office:value-type="string">
            <text:p>Multi Threading</text:p>
          </table:table-cell>
          <table:table-cell table:style-name="ce1" office:value-type="string">
            <text:p>Generics/Collections</text:p>
          </table:table-cell>
          <table:table-cell table:style-name="ce1" office:value-type="string">
            <text:p>(DBMS)SQL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1-07">
            <text:p>Sunday, January 07, 2018</text:p>
          </table:table-cell>
          <table:table-cell table:style-name="ce1" table:content-validation-name="val1" office:value-type="string">
            <text:p>YES</text:p>
          </table:table-cell>
          <table:table-cell table:style-name="ce1" table:content-validation-name="val1"/>
          <table:table-cell table:style-name="ce1" table:content-validation-name="val1" office:value-type="string">
            <text:p>YES</text:p>
          </table:table-cell>
          <table:table-cell table:style-name="ce1" table:content-validation-name="val3" office:value-type="string">
            <text:p>YES(OBJ)</text:p>
          </table:table-cell>
          <table:table-cell table:content-validation-name="val1" table:number-columns-repeated="3"/>
          <table:table-cell table:number-columns-repeated="1016"/>
        </table:table-row>
        <table:table-row table:style-name="ro1">
          <table:table-cell table:style-name="ce2" office:value-type="date" office:date-value="2018-01-08">
            <text:p>Monday, January 08, 2018</text:p>
          </table:table-cell>
          <table:table-cell table:number-columns-repeated="2" table:style-name="ce1" table:content-validation-name="val1" office:value-type="string">
            <text:p>YES</text:p>
          </table:table-cell>
          <table:table-cell table:style-name="ce1" table:content-validation-name="val1" office:value-type="string">
            <text:p>NO</text:p>
          </table:table-cell>
          <table:table-cell table:style-name="ce1" table:content-validation-name="val3" office:value-type="string">
            <text:p>NO</text:p>
          </table:table-cell>
          <table:table-cell table:content-validation-name="val1" table:number-columns-repeated="3"/>
          <table:table-cell table:number-columns-repeated="1016"/>
        </table:table-row>
        <table:table-row table:style-name="ro1">
          <table:table-cell table:style-name="ce2" office:value-type="date" office:date-value="2018-01-09">
            <text:p>Tuesday, January 09, 2018</text:p>
          </table:table-cell>
          <table:table-cell table:style-name="ce1" table:content-validation-name="val1" office:value-type="string">
            <text:p>NO</text:p>
          </table:table-cell>
          <table:table-cell table:style-name="ce1" table:content-validation-name="val1" office:value-type="string">
            <text:p>YES</text:p>
          </table:table-cell>
          <table:table-cell table:style-name="ce1" table:content-validation-name="val1" office:value-type="string">
            <text:p>NO</text:p>
          </table:table-cell>
          <table:table-cell table:style-name="ce1" table:content-validation-name="val3" office:value-type="string">
            <text:p>NO</text:p>
          </table:table-cell>
          <table:table-cell table:content-validation-name="val1" table:number-columns-repeated="3"/>
          <table:table-cell table:number-columns-repeated="1016"/>
        </table:table-row>
        <table:table-row table:style-name="ro1">
          <table:table-cell table:style-name="ce2" office:value-type="date" office:date-value="2018-01-10">
            <text:p>Wednesday, January 10, 2018</text:p>
          </table:table-cell>
          <table:table-cell table:style-name="ce1" table:content-validation-name="val1" office:value-type="string">
            <text:p>NO</text:p>
          </table:table-cell>
          <table:table-cell table:number-columns-repeated="2" table:style-name="ce1" table:content-validation-name="val1" office:value-type="string">
            <text:p>YES</text:p>
          </table:table-cell>
          <table:table-cell table:style-name="ce1" table:content-validation-name="val3" office:value-type="string">
            <text:p>YES</text:p>
          </table:table-cell>
          <table:table-cell table:content-validation-name="val1" table:number-columns-repeated="3"/>
          <table:table-cell table:number-columns-repeated="1016"/>
        </table:table-row>
        <table:table-row table:style-name="ro1">
          <table:table-cell table:style-name="ce2" office:value-type="date" office:date-value="2018-01-11">
            <text:p>Thursday, January 11, 2018</text:p>
          </table:table-cell>
          <table:table-cell table:style-name="ce1" table:content-validation-name="val1" office:value-type="string">
            <text:p>NO</text:p>
          </table:table-cell>
          <table:table-cell table:style-name="ce1" table:content-validation-name="val1" office:value-type="string">
            <text:p>YES</text:p>
          </table:table-cell>
          <table:table-cell table:style-name="ce1" table:content-validation-name="val1" office:value-type="string">
            <text:p>NO</text:p>
          </table:table-cell>
          <table:table-cell table:style-name="ce1" table:content-validation-name="val3" office:value-type="string">
            <text:p>YES</text:p>
          </table:table-cell>
          <table:table-cell table:content-validation-name="val1" table:number-columns-repeated="3"/>
          <table:table-cell table:number-columns-repeated="1016"/>
        </table:table-row>
        <table:table-row table:style-name="ro1">
          <table:table-cell table:style-name="ce2" office:value-type="date" office:date-value="2018-01-12">
            <text:p>Friday, January 12, 2018</text:p>
          </table:table-cell>
          <table:table-cell table:style-name="ce1" table:content-validation-name="val1"/>
          <table:table-cell table:number-columns-repeated="2" table:style-name="ce1" table:content-validation-name="val1" office:value-type="string">
            <text:p>YES</text:p>
          </table:table-cell>
          <table:table-cell table:style-name="ce1" table:content-validation-name="val3" office:value-type="string">
            <text:p>YES</text:p>
          </table:table-cell>
          <table:table-cell table:content-validation-name="val1" table:number-columns-repeated="3"/>
          <table:table-cell table:number-columns-repeated="1016"/>
        </table:table-row>
        <table:table-row table:style-name="ro1">
          <table:table-cell table:style-name="ce2" office:value-type="date" office:date-value="2018-01-13">
            <text:p>Saturday, January 13, 2018</text:p>
          </table:table-cell>
          <table:table-cell table:style-name="ce1" table:content-validation-name="val1" table:number-columns-repeated="3"/>
          <table:table-cell table:style-name="ce1" table:content-validation-name="val3" office:value-type="string">
            <text:p>YES</text:p>
          </table:table-cell>
          <table:table-cell table:content-validation-name="val1" table:number-columns-repeated="3"/>
          <table:table-cell table:number-columns-repeated="1016"/>
        </table:table-row>
        <table:table-row table:style-name="ro1">
          <table:table-cell table:style-name="ce2" office:value-type="date" office:date-value="2018-01-14">
            <text:p>Sunday, January 14, 2018</text:p>
          </table:table-cell>
          <table:table-cell table:style-name="ce1" table:content-validation-name="val1" table:number-columns-repeated="2"/>
          <table:table-cell table:style-name="ce1" table:content-validation-name="val1" office:value-type="string">
            <text:p>YES</text:p>
          </table:table-cell>
          <table:table-cell table:style-name="ce1" table:content-validation-name="val3" office:value-type="string">
            <text:p>YES(ENG)</text:p>
          </table:table-cell>
          <table:table-cell table:style-name="ce1" table:content-validation-name="val1" office:value-type="string">
            <text:p>YES</text:p>
          </table:table-cell>
          <table:table-cell table:content-validation-name="val1"/>
          <table:table-cell table:content-validation-name="val1" office:value-type="string">
            <text:p>Y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1-15">
            <text:p>Monday, January 15, 2018</text:p>
          </table:table-cell>
          <table:table-cell table:style-name="ce1" table:content-validation-name="val2" table:number-columns-repeated="2"/>
          <table:table-cell table:style-name="ce1" table:content-validation-name="val2" office:value-type="string">
            <text:p>YES</text:p>
          </table:table-cell>
          <table:table-cell table:style-name="ce1" table:content-validation-name="val2" office:value-type="string">
            <text:p>YES(ENG)</text:p>
          </table:table-cell>
          <table:table-cell table:number-columns-repeated="2" table:style-name="ce1" table:content-validation-name="val2" office:value-type="string">
            <text:p>NA</text:p>
          </table:table-cell>
          <table:table-cell table:style-name="ce1" table:content-validation-name="val2" office:value-type="string">
            <text:p>Y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1-16">
            <text:p>Tuesday, January 16, 2018</text:p>
          </table:table-cell>
          <table:table-cell table:style-name="ce1" table:content-validation-name="val2" table:number-columns-repeated="2"/>
          <table:table-cell table:style-name="ce1" table:content-validation-name="val2" office:value-type="string">
            <text:p>YES</text:p>
          </table:table-cell>
          <table:table-cell table:style-name="ce1" table:content-validation-name="val2" office:value-type="string">
            <text:p>YES(ENG)</text:p>
          </table:table-cell>
          <table:table-cell table:style-name="ce1" table:content-validation-name="val2" table:number-columns-repeated="3"/>
          <table:table-cell table:number-columns-repeated="1016"/>
        </table:table-row>
        <table:table-row table:style-name="ro1">
          <table:table-cell table:style-name="ce2" office:value-type="date" office:date-value="2018-01-17">
            <text:p>Wednesday, January 17, 2018</text:p>
          </table:table-cell>
          <table:table-cell table:style-name="ce1" table:content-validation-name="val2" table:number-columns-repeated="2"/>
          <table:table-cell table:style-name="ce1" table:content-validation-name="val2" office:value-type="string">
            <text:p>YES</text:p>
          </table:table-cell>
          <table:table-cell table:style-name="ce1" table:content-validation-name="val2" office:value-type="string">
            <text:p>YES(ENG)</text:p>
          </table:table-cell>
          <table:table-cell table:style-name="ce1" table:content-validation-name="val2" table:number-columns-repeated="3"/>
          <table:table-cell table:number-columns-repeated="1016"/>
        </table:table-row>
        <table:table-row table:style-name="ro1">
          <table:table-cell table:style-name="ce2" office:value-type="date" office:date-value="2018-01-18">
            <text:p>Thursday, January 18, 2018</text:p>
          </table:table-cell>
          <table:table-cell table:style-name="ce1" table:content-validation-name="val2"/>
          <table:table-cell table:number-columns-repeated="2" table:style-name="ce1" table:content-validation-name="val2" office:value-type="string">
            <text:p>YES</text:p>
          </table:table-cell>
          <table:table-cell table:style-name="ce1" table:content-validation-name="val2"/>
          <table:table-cell table:style-name="ce1" table:content-validation-name="val2" office:value-type="string">
            <text:p>YES</text:p>
          </table:table-cell>
          <table:table-cell table:style-name="ce1" table:content-validation-name="val2"/>
          <table:table-cell table:style-name="ce1" table:content-validation-name="val2" office:value-type="string">
            <text:p>Y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1-19">
            <text:p>Friday, January 19, 2018</text:p>
          </table:table-cell>
          <table:table-cell table:style-name="ce1" table:content-validation-name="val2" table:number-columns-repeated="2"/>
          <table:table-cell table:style-name="ce1" table:content-validation-name="val2" office:value-type="string">
            <text:p>YES</text:p>
          </table:table-cell>
          <table:table-cell table:style-name="ce1" table:content-validation-name="val2" table:number-columns-repeated="3"/>
          <table:table-cell table:style-name="ce1" table:content-validation-name="val2" office:value-type="string">
            <text:p>YE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1-20">
            <text:p>Saturday, January 2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1-21">
            <text:p>Sunday, January 2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1-22">
            <text:p>Monday, January 2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1-23">
            <text:p>Tuesday, January 2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1-24">
            <text:p>Wednesday, January 2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1-25">
            <text:p>Thursday, January 2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1-26">
            <text:p>Friday, January 2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1-27">
            <text:p>Saturday, January 2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1-28">
            <text:p>Sunday, January 2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1-29">
            <text:p>Monday, January 2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1-30">
            <text:p>Tuesday, January 3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1-31">
            <text:p>Wednesday, January 31, 2018</text:p>
          </table:table-cell>
          <table:table-cell table:number-columns-repeated="2" table:style-name="ce1" table:content-validation-name="val2" office:value-type="string">
            <text:p>YES</text:p>
          </table:table-cell>
          <table:table-cell table:number-columns-repeated="5" table:style-name="ce1" table:content-validation-name="val2" office:value-type="string">
            <text:p>N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2-01">
            <text:p>Thursday, February 01, 2018</text:p>
          </table:table-cell>
          <table:table-cell table:number-columns-repeated="4" table:style-name="ce1" table:content-validation-name="val2" office:value-type="string">
            <text:p>NO</text:p>
          </table:table-cell>
          <table:table-cell table:number-columns-repeated="2" table:style-name="ce1" table:content-validation-name="val2" office:value-type="string">
            <text:p>YES</text:p>
          </table:table-cell>
          <table:table-cell table:style-name="ce1" table:content-validation-name="val2" office:value-type="string">
            <text:p>N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2-02">
            <text:p>Friday, February 02, 2018</text:p>
          </table:table-cell>
          <table:table-cell table:style-name="ce1" table:content-validation-name="val2" table:number-columns-repeated="5"/>
          <table:table-cell table:style-name="ce1" table:content-validation-name="val2" office:value-type="string">
            <text:p>NO</text:p>
          </table:table-cell>
          <table:table-cell table:style-name="ce1" table:content-validation-name="val2"/>
          <table:table-cell table:number-columns-repeated="1016"/>
        </table:table-row>
        <table:table-row table:style-name="ro1">
          <table:table-cell table:style-name="ce2" office:value-type="date" office:date-value="2018-02-03">
            <text:p>Saturday, February 0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04">
            <text:p>Sunday, February 04, 2018</text:p>
          </table:table-cell>
          <table:table-cell table:style-name="ce1" table:content-validation-name="val2" table:number-columns-repeated="2"/>
          <table:table-cell table:style-name="ce1" table:content-validation-name="val2" office:value-type="string">
            <text:p>YES</text:p>
          </table:table-cell>
          <table:table-cell table:style-name="ce1" table:content-validation-name="val2"/>
          <table:table-cell table:style-name="ce1" table:content-validation-name="val2" office:value-type="string">
            <text:p>YES</text:p>
          </table:table-cell>
          <table:table-cell table:style-name="ce1" table:content-validation-name="val2" table:number-columns-repeated="2"/>
          <table:table-cell table:number-columns-repeated="1016"/>
        </table:table-row>
        <table:table-row table:style-name="ro1">
          <table:table-cell table:style-name="ce2" office:value-type="date" office:date-value="2018-02-05">
            <text:p>Monday, February 0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06">
            <text:p>Tuesday, February 0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07">
            <text:p>Wednesday, February 0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08">
            <text:p>Thursday, February 0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09">
            <text:p>Friday, February 0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10">
            <text:p>Saturday, February 1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11">
            <text:p>Sunday, February 11, 2018</text:p>
          </table:table-cell>
          <table:table-cell table:style-name="ce1" table:content-validation-name="val2" table:number-columns-repeated="2"/>
          <table:table-cell table:style-name="ce1" table:content-validation-name="val2" office:value-type="string">
            <text:p>YES</text:p>
          </table:table-cell>
          <table:table-cell table:style-name="ce1" table:content-validation-name="val2"/>
          <table:table-cell table:number-columns-repeated="2" table:style-name="ce1" table:content-validation-name="val2" office:value-type="string">
            <text:p>YES</text:p>
          </table:table-cell>
          <table:table-cell table:style-name="ce1" table:content-validation-name="val2"/>
          <table:table-cell table:number-columns-repeated="1016"/>
        </table:table-row>
        <table:table-row table:style-name="ro1">
          <table:table-cell table:style-name="ce2" office:value-type="date" office:date-value="2018-02-12">
            <text:p>Monday, February 1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13">
            <text:p>Tuesday, February 1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14">
            <text:p>Wednesday, February 1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15">
            <text:p>Thursday, February 1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16">
            <text:p>Friday, February 1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17">
            <text:p>Saturday, February 1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18">
            <text:p>Sunday, February 1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19">
            <text:p>Monday, February 1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20">
            <text:p>Tuesday, February 2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21">
            <text:p>Wednesday, February 2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22">
            <text:p>Thursday, February 2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23">
            <text:p>Friday, February 2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24">
            <text:p>Saturday, February 2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25">
            <text:p>Sunday, February 2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26">
            <text:p>Monday, February 2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27">
            <text:p>Tuesday, February 2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2-28">
            <text:p>Wednesday, February 2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01">
            <text:p>Thursday, March 0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02">
            <text:p>Friday, March 0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03">
            <text:p>Saturday, March 0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04">
            <text:p>Sunday, March 0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05">
            <text:p>Monday, March 0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06">
            <text:p>Tuesday, March 0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07">
            <text:p>Wednesday, March 0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08">
            <text:p>Thursday, March 0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09">
            <text:p>Friday, March 0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10">
            <text:p>Saturday, March 1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11">
            <text:p>Sunday, March 1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12">
            <text:p>Monday, March 1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13">
            <text:p>Tuesday, March 13, 2018</text:p>
          </table:table-cell>
          <table:table-cell table:style-name="ce1" table:content-validation-name="val2" table:number-columns-repeated="2"/>
          <table:table-cell table:style-name="ce1" table:content-validation-name="val2" office:value-type="string">
            <text:p>YES</text:p>
          </table:table-cell>
          <table:table-cell table:style-name="ce1" table:content-validation-name="val2" table:number-columns-repeated="4"/>
          <table:table-cell table:number-columns-repeated="1016"/>
        </table:table-row>
        <table:table-row table:style-name="ro1">
          <table:table-cell table:style-name="ce2" office:value-type="date" office:date-value="2018-03-14">
            <text:p>Wednesday, March 1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15">
            <text:p>Thursday, March 1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16">
            <text:p>Friday, March 1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17">
            <text:p>Saturday, March 1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18">
            <text:p>Sunday, March 1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19">
            <text:p>Monday, March 1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20">
            <text:p>Tuesday, March 2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21">
            <text:p>Wednesday, March 2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22">
            <text:p>Thursday, March 2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23">
            <text:p>Friday, March 2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24">
            <text:p>Saturday, March 2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25">
            <text:p>Sunday, March 2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26">
            <text:p>Monday, March 2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27">
            <text:p>Tuesday, March 2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28">
            <text:p>Wednesday, March 2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29">
            <text:p>Thursday, March 2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30">
            <text:p>Friday, March 3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3-31">
            <text:p>Saturday, March 3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01">
            <text:p>Sunday, April 0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02">
            <text:p>Monday, April 0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03">
            <text:p>Tuesday, April 0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04">
            <text:p>Wednesday, April 0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05">
            <text:p>Thursday, April 0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06">
            <text:p>Friday, April 0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07">
            <text:p>Saturday, April 0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08">
            <text:p>Sunday, April 0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09">
            <text:p>Monday, April 0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10">
            <text:p>Tuesday, April 1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11">
            <text:p>Wednesday, April 1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12">
            <text:p>Thursday, April 1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13">
            <text:p>Friday, April 1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14">
            <text:p>Saturday, April 1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15">
            <text:p>Sunday, April 1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16">
            <text:p>Monday, April 1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17">
            <text:p>Tuesday, April 1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18">
            <text:p>Wednesday, April 1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19">
            <text:p>Thursday, April 1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20">
            <text:p>Friday, April 2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21">
            <text:p>Saturday, April 2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22">
            <text:p>Sunday, April 2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23">
            <text:p>Monday, April 2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24">
            <text:p>Tuesday, April 2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25">
            <text:p>Wednesday, April 2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26">
            <text:p>Thursday, April 2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27">
            <text:p>Friday, April 2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28">
            <text:p>Saturday, April 2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29">
            <text:p>Sunday, April 2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4-30">
            <text:p>Monday, April 3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01">
            <text:p>Tuesday, May 0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02">
            <text:p>Wednesday, May 0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03">
            <text:p>Thursday, May 0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04">
            <text:p>Friday, May 0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05">
            <text:p>Saturday, May 0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06">
            <text:p>Sunday, May 0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07">
            <text:p>Monday, May 0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08">
            <text:p>Tuesday, May 0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09">
            <text:p>Wednesday, May 0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10">
            <text:p>Thursday, May 1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11">
            <text:p>Friday, May 1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12">
            <text:p>Saturday, May 1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13">
            <text:p>Sunday, May 1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14">
            <text:p>Monday, May 1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15">
            <text:p>Tuesday, May 1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16">
            <text:p>Wednesday, May 1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17">
            <text:p>Thursday, May 1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18">
            <text:p>Friday, May 1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19">
            <text:p>Saturday, May 1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20">
            <text:p>Sunday, May 2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21">
            <text:p>Monday, May 2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22">
            <text:p>Tuesday, May 2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23">
            <text:p>Wednesday, May 2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24">
            <text:p>Thursday, May 2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25">
            <text:p>Friday, May 2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26">
            <text:p>Saturday, May 2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27">
            <text:p>Sunday, May 2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28">
            <text:p>Monday, May 2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29">
            <text:p>Tuesday, May 2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30">
            <text:p>Wednesday, May 3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5-31">
            <text:p>Thursday, May 3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01">
            <text:p>Friday, June 0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02">
            <text:p>Saturday, June 0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03">
            <text:p>Sunday, June 0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04">
            <text:p>Monday, June 0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05">
            <text:p>Tuesday, June 0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06">
            <text:p>Wednesday, June 0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07">
            <text:p>Thursday, June 0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08">
            <text:p>Friday, June 0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09">
            <text:p>Saturday, June 0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10">
            <text:p>Sunday, June 1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11">
            <text:p>Monday, June 1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12">
            <text:p>Tuesday, June 1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13">
            <text:p>Wednesday, June 1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14">
            <text:p>Thursday, June 1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15">
            <text:p>Friday, June 1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16">
            <text:p>Saturday, June 1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17">
            <text:p>Sunday, June 1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18">
            <text:p>Monday, June 1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19">
            <text:p>Tuesday, June 1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20">
            <text:p>Wednesday, June 2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21">
            <text:p>Thursday, June 2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22">
            <text:p>Friday, June 2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23">
            <text:p>Saturday, June 2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24">
            <text:p>Sunday, June 2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25">
            <text:p>Monday, June 2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26">
            <text:p>Tuesday, June 2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27">
            <text:p>Wednesday, June 2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28">
            <text:p>Thursday, June 2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29">
            <text:p>Friday, June 2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6-30">
            <text:p>Saturday, June 3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01">
            <text:p>Sunday, July 0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02">
            <text:p>Monday, July 0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03">
            <text:p>Tuesday, July 0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04">
            <text:p>Wednesday, July 0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05">
            <text:p>Thursday, July 0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06">
            <text:p>Friday, July 0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07">
            <text:p>Saturday, July 0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08">
            <text:p>Sunday, July 0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09">
            <text:p>Monday, July 0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10">
            <text:p>Tuesday, July 1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11">
            <text:p>Wednesday, July 1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12">
            <text:p>Thursday, July 1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13">
            <text:p>Friday, July 1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14">
            <text:p>Saturday, July 1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15">
            <text:p>Sunday, July 1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16">
            <text:p>Monday, July 1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17">
            <text:p>Tuesday, July 1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18">
            <text:p>Wednesday, July 1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19">
            <text:p>Thursday, July 1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20">
            <text:p>Friday, July 2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21">
            <text:p>Saturday, July 2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22">
            <text:p>Sunday, July 2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23">
            <text:p>Monday, July 2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24">
            <text:p>Tuesday, July 2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25">
            <text:p>Wednesday, July 2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26">
            <text:p>Thursday, July 2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27">
            <text:p>Friday, July 2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28">
            <text:p>Saturday, July 2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29">
            <text:p>Sunday, July 2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30">
            <text:p>Monday, July 3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7-31">
            <text:p>Tuesday, July 3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01">
            <text:p>Wednesday, August 0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02">
            <text:p>Thursday, August 0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03">
            <text:p>Friday, August 0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04">
            <text:p>Saturday, August 0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05">
            <text:p>Sunday, August 0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06">
            <text:p>Monday, August 0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07">
            <text:p>Tuesday, August 0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08">
            <text:p>Wednesday, August 0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09">
            <text:p>Thursday, August 0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10">
            <text:p>Friday, August 1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11">
            <text:p>Saturday, August 1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12">
            <text:p>Sunday, August 1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13">
            <text:p>Monday, August 1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14">
            <text:p>Tuesday, August 1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15">
            <text:p>Wednesday, August 1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16">
            <text:p>Thursday, August 1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17">
            <text:p>Friday, August 1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18">
            <text:p>Saturday, August 1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19">
            <text:p>Sunday, August 1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20">
            <text:p>Monday, August 2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21">
            <text:p>Tuesday, August 2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22">
            <text:p>Wednesday, August 2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23">
            <text:p>Thursday, August 2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24">
            <text:p>Friday, August 2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25">
            <text:p>Saturday, August 2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26">
            <text:p>Sunday, August 2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27">
            <text:p>Monday, August 2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28">
            <text:p>Tuesday, August 2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29">
            <text:p>Wednesday, August 2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30">
            <text:p>Thursday, August 3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8-31">
            <text:p>Friday, August 3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01">
            <text:p>Saturday, September 0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02">
            <text:p>Sunday, September 0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03">
            <text:p>Monday, September 0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04">
            <text:p>Tuesday, September 0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05">
            <text:p>Wednesday, September 0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06">
            <text:p>Thursday, September 0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07">
            <text:p>Friday, September 0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08">
            <text:p>Saturday, September 0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09">
            <text:p>Sunday, September 0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10">
            <text:p>Monday, September 1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11">
            <text:p>Tuesday, September 1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12">
            <text:p>Wednesday, September 1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13">
            <text:p>Thursday, September 1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14">
            <text:p>Friday, September 1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15">
            <text:p>Saturday, September 1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16">
            <text:p>Sunday, September 1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17">
            <text:p>Monday, September 1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18">
            <text:p>Tuesday, September 1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19">
            <text:p>Wednesday, September 1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20">
            <text:p>Thursday, September 2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21">
            <text:p>Friday, September 2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22">
            <text:p>Saturday, September 2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23">
            <text:p>Sunday, September 2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24">
            <text:p>Monday, September 2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25">
            <text:p>Tuesday, September 2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26">
            <text:p>Wednesday, September 2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27">
            <text:p>Thursday, September 2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28">
            <text:p>Friday, September 2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29">
            <text:p>Saturday, September 2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09-30">
            <text:p>Sunday, September 3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01">
            <text:p>Monday, October 0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02">
            <text:p>Tuesday, October 0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03">
            <text:p>Wednesday, October 0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04">
            <text:p>Thursday, October 0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05">
            <text:p>Friday, October 0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06">
            <text:p>Saturday, October 0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07">
            <text:p>Sunday, October 0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08">
            <text:p>Monday, October 0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09">
            <text:p>Tuesday, October 0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10">
            <text:p>Wednesday, October 1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11">
            <text:p>Thursday, October 1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12">
            <text:p>Friday, October 1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13">
            <text:p>Saturday, October 1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14">
            <text:p>Sunday, October 1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15">
            <text:p>Monday, October 1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16">
            <text:p>Tuesday, October 1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17">
            <text:p>Wednesday, October 1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18">
            <text:p>Thursday, October 1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19">
            <text:p>Friday, October 1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20">
            <text:p>Saturday, October 2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21">
            <text:p>Sunday, October 2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22">
            <text:p>Monday, October 2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23">
            <text:p>Tuesday, October 2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24">
            <text:p>Wednesday, October 2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25">
            <text:p>Thursday, October 2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26">
            <text:p>Friday, October 2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27">
            <text:p>Saturday, October 2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28">
            <text:p>Sunday, October 2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29">
            <text:p>Monday, October 2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30">
            <text:p>Tuesday, October 3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0-31">
            <text:p>Wednesday, October 3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01">
            <text:p>Thursday, November 0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02">
            <text:p>Friday, November 0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03">
            <text:p>Saturday, November 0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04">
            <text:p>Sunday, November 0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05">
            <text:p>Monday, November 0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06">
            <text:p>Tuesday, November 0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07">
            <text:p>Wednesday, November 0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08">
            <text:p>Thursday, November 0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09">
            <text:p>Friday, November 0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10">
            <text:p>Saturday, November 1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11">
            <text:p>Sunday, November 1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12">
            <text:p>Monday, November 1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13">
            <text:p>Tuesday, November 1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14">
            <text:p>Wednesday, November 1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15">
            <text:p>Thursday, November 1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16">
            <text:p>Friday, November 1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17">
            <text:p>Saturday, November 1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18">
            <text:p>Sunday, November 1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19">
            <text:p>Monday, November 1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20">
            <text:p>Tuesday, November 2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21">
            <text:p>Wednesday, November 2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22">
            <text:p>Thursday, November 2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23">
            <text:p>Friday, November 2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24">
            <text:p>Saturday, November 2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25">
            <text:p>Sunday, November 2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26">
            <text:p>Monday, November 2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27">
            <text:p>Tuesday, November 2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28">
            <text:p>Wednesday, November 2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29">
            <text:p>Thursday, November 2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1-30">
            <text:p>Friday, November 3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01">
            <text:p>Saturday, December 0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02">
            <text:p>Sunday, December 0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03">
            <text:p>Monday, December 0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04">
            <text:p>Tuesday, December 0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05">
            <text:p>Wednesday, December 0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06">
            <text:p>Thursday, December 0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07">
            <text:p>Friday, December 0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08">
            <text:p>Saturday, December 0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09">
            <text:p>Sunday, December 0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10">
            <text:p>Monday, December 1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11">
            <text:p>Tuesday, December 1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12">
            <text:p>Wednesday, December 1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13">
            <text:p>Thursday, December 1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14">
            <text:p>Friday, December 1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15">
            <text:p>Saturday, December 1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16">
            <text:p>Sunday, December 1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17">
            <text:p>Monday, December 1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18">
            <text:p>Tuesday, December 1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19">
            <text:p>Wednesday, December 1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20">
            <text:p>Thursday, December 2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21">
            <text:p>Friday, December 2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22">
            <text:p>Saturday, December 22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23">
            <text:p>Sunday, December 23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24">
            <text:p>Monday, December 24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25">
            <text:p>Tuesday, December 25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26">
            <text:p>Wednesday, December 26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27">
            <text:p>Thursday, December 27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28">
            <text:p>Friday, December 28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29">
            <text:p>Saturday, December 29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30">
            <text:p>Sunday, December 30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8-12-31">
            <text:p>Monday, December 31, 2018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01">
            <text:p>Tuesday, January 0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02">
            <text:p>Wednesday, January 0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03">
            <text:p>Thursday, January 0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04">
            <text:p>Friday, January 0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05">
            <text:p>Saturday, January 0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06">
            <text:p>Sunday, January 0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07">
            <text:p>Monday, January 0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08">
            <text:p>Tuesday, January 0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09">
            <text:p>Wednesday, January 0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10">
            <text:p>Thursday, January 1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11">
            <text:p>Friday, January 1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12">
            <text:p>Saturday, January 1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13">
            <text:p>Sunday, January 1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14">
            <text:p>Monday, January 1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15">
            <text:p>Tuesday, January 1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16">
            <text:p>Wednesday, January 1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17">
            <text:p>Thursday, January 1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18">
            <text:p>Friday, January 1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19">
            <text:p>Saturday, January 1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20">
            <text:p>Sunday, January 2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21">
            <text:p>Monday, January 2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22">
            <text:p>Tuesday, January 2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23">
            <text:p>Wednesday, January 2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24">
            <text:p>Thursday, January 2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25">
            <text:p>Friday, January 2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26">
            <text:p>Saturday, January 2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27">
            <text:p>Sunday, January 2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28">
            <text:p>Monday, January 2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29">
            <text:p>Tuesday, January 2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30">
            <text:p>Wednesday, January 3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1-31">
            <text:p>Thursday, January 3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01">
            <text:p>Friday, February 0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02">
            <text:p>Saturday, February 0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03">
            <text:p>Sunday, February 0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04">
            <text:p>Monday, February 0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05">
            <text:p>Tuesday, February 0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06">
            <text:p>Wednesday, February 0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07">
            <text:p>Thursday, February 0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08">
            <text:p>Friday, February 0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09">
            <text:p>Saturday, February 0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10">
            <text:p>Sunday, February 1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11">
            <text:p>Monday, February 1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12">
            <text:p>Tuesday, February 1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13">
            <text:p>Wednesday, February 1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14">
            <text:p>Thursday, February 1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15">
            <text:p>Friday, February 1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16">
            <text:p>Saturday, February 1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17">
            <text:p>Sunday, February 1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18">
            <text:p>Monday, February 1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19">
            <text:p>Tuesday, February 1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20">
            <text:p>Wednesday, February 2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21">
            <text:p>Thursday, February 2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22">
            <text:p>Friday, February 2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23">
            <text:p>Saturday, February 2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24">
            <text:p>Sunday, February 2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25">
            <text:p>Monday, February 2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26">
            <text:p>Tuesday, February 2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27">
            <text:p>Wednesday, February 2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2-28">
            <text:p>Thursday, February 2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01">
            <text:p>Friday, March 0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02">
            <text:p>Saturday, March 0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03">
            <text:p>Sunday, March 0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04">
            <text:p>Monday, March 0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05">
            <text:p>Tuesday, March 0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06">
            <text:p>Wednesday, March 0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07">
            <text:p>Thursday, March 0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08">
            <text:p>Friday, March 0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09">
            <text:p>Saturday, March 0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10">
            <text:p>Sunday, March 1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11">
            <text:p>Monday, March 1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12">
            <text:p>Tuesday, March 1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13">
            <text:p>Wednesday, March 1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14">
            <text:p>Thursday, March 1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15">
            <text:p>Friday, March 1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16">
            <text:p>Saturday, March 1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17">
            <text:p>Sunday, March 1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18">
            <text:p>Monday, March 1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19">
            <text:p>Tuesday, March 1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20">
            <text:p>Wednesday, March 2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21">
            <text:p>Thursday, March 2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22">
            <text:p>Friday, March 2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23">
            <text:p>Saturday, March 2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24">
            <text:p>Sunday, March 2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25">
            <text:p>Monday, March 2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26">
            <text:p>Tuesday, March 2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27">
            <text:p>Wednesday, March 2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28">
            <text:p>Thursday, March 2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29">
            <text:p>Friday, March 2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30">
            <text:p>Saturday, March 3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3-31">
            <text:p>Sunday, March 3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01">
            <text:p>Monday, April 0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02">
            <text:p>Tuesday, April 0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03">
            <text:p>Wednesday, April 0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04">
            <text:p>Thursday, April 0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05">
            <text:p>Friday, April 0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06">
            <text:p>Saturday, April 0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07">
            <text:p>Sunday, April 0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08">
            <text:p>Monday, April 0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09">
            <text:p>Tuesday, April 0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10">
            <text:p>Wednesday, April 1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11">
            <text:p>Thursday, April 1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12">
            <text:p>Friday, April 1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13">
            <text:p>Saturday, April 1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14">
            <text:p>Sunday, April 1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15">
            <text:p>Monday, April 1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16">
            <text:p>Tuesday, April 1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17">
            <text:p>Wednesday, April 1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18">
            <text:p>Thursday, April 1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19">
            <text:p>Friday, April 1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20">
            <text:p>Saturday, April 2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21">
            <text:p>Sunday, April 2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22">
            <text:p>Monday, April 2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23">
            <text:p>Tuesday, April 2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24">
            <text:p>Wednesday, April 2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25">
            <text:p>Thursday, April 2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26">
            <text:p>Friday, April 2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27">
            <text:p>Saturday, April 2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28">
            <text:p>Sunday, April 2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29">
            <text:p>Monday, April 2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4-30">
            <text:p>Tuesday, April 3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01">
            <text:p>Wednesday, May 0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02">
            <text:p>Thursday, May 0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03">
            <text:p>Friday, May 0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04">
            <text:p>Saturday, May 0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05">
            <text:p>Sunday, May 0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06">
            <text:p>Monday, May 0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07">
            <text:p>Tuesday, May 0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08">
            <text:p>Wednesday, May 0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09">
            <text:p>Thursday, May 0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10">
            <text:p>Friday, May 1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11">
            <text:p>Saturday, May 1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12">
            <text:p>Sunday, May 1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13">
            <text:p>Monday, May 1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14">
            <text:p>Tuesday, May 1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15">
            <text:p>Wednesday, May 1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16">
            <text:p>Thursday, May 1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17">
            <text:p>Friday, May 1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18">
            <text:p>Saturday, May 1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19">
            <text:p>Sunday, May 1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20">
            <text:p>Monday, May 2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21">
            <text:p>Tuesday, May 2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22">
            <text:p>Wednesday, May 2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23">
            <text:p>Thursday, May 2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24">
            <text:p>Friday, May 2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25">
            <text:p>Saturday, May 2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26">
            <text:p>Sunday, May 2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27">
            <text:p>Monday, May 2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28">
            <text:p>Tuesday, May 2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29">
            <text:p>Wednesday, May 2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30">
            <text:p>Thursday, May 3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5-31">
            <text:p>Friday, May 3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01">
            <text:p>Saturday, June 0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02">
            <text:p>Sunday, June 0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03">
            <text:p>Monday, June 0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04">
            <text:p>Tuesday, June 0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05">
            <text:p>Wednesday, June 0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06">
            <text:p>Thursday, June 0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07">
            <text:p>Friday, June 0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08">
            <text:p>Saturday, June 0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09">
            <text:p>Sunday, June 0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10">
            <text:p>Monday, June 1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11">
            <text:p>Tuesday, June 1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12">
            <text:p>Wednesday, June 1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13">
            <text:p>Thursday, June 1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14">
            <text:p>Friday, June 1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15">
            <text:p>Saturday, June 1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16">
            <text:p>Sunday, June 1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17">
            <text:p>Monday, June 1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18">
            <text:p>Tuesday, June 1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19">
            <text:p>Wednesday, June 1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20">
            <text:p>Thursday, June 2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21">
            <text:p>Friday, June 2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22">
            <text:p>Saturday, June 2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23">
            <text:p>Sunday, June 2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24">
            <text:p>Monday, June 2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25">
            <text:p>Tuesday, June 2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26">
            <text:p>Wednesday, June 2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27">
            <text:p>Thursday, June 2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28">
            <text:p>Friday, June 2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29">
            <text:p>Saturday, June 2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6-30">
            <text:p>Sunday, June 3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01">
            <text:p>Monday, July 0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02">
            <text:p>Tuesday, July 0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03">
            <text:p>Wednesday, July 0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04">
            <text:p>Thursday, July 0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05">
            <text:p>Friday, July 0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06">
            <text:p>Saturday, July 0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07">
            <text:p>Sunday, July 0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08">
            <text:p>Monday, July 0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09">
            <text:p>Tuesday, July 0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10">
            <text:p>Wednesday, July 1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11">
            <text:p>Thursday, July 1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12">
            <text:p>Friday, July 1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13">
            <text:p>Saturday, July 1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14">
            <text:p>Sunday, July 1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15">
            <text:p>Monday, July 1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16">
            <text:p>Tuesday, July 1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17">
            <text:p>Wednesday, July 1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18">
            <text:p>Thursday, July 1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19">
            <text:p>Friday, July 1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20">
            <text:p>Saturday, July 2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21">
            <text:p>Sunday, July 2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22">
            <text:p>Monday, July 2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23">
            <text:p>Tuesday, July 2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24">
            <text:p>Wednesday, July 2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25">
            <text:p>Thursday, July 2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26">
            <text:p>Friday, July 2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27">
            <text:p>Saturday, July 2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28">
            <text:p>Sunday, July 2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29">
            <text:p>Monday, July 2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30">
            <text:p>Tuesday, July 3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7-31">
            <text:p>Wednesday, July 3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01">
            <text:p>Thursday, August 0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02">
            <text:p>Friday, August 0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03">
            <text:p>Saturday, August 0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04">
            <text:p>Sunday, August 0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05">
            <text:p>Monday, August 0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06">
            <text:p>Tuesday, August 0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07">
            <text:p>Wednesday, August 0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08">
            <text:p>Thursday, August 0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09">
            <text:p>Friday, August 0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10">
            <text:p>Saturday, August 1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11">
            <text:p>Sunday, August 1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12">
            <text:p>Monday, August 1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13">
            <text:p>Tuesday, August 1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14">
            <text:p>Wednesday, August 1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15">
            <text:p>Thursday, August 1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16">
            <text:p>Friday, August 1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17">
            <text:p>Saturday, August 1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18">
            <text:p>Sunday, August 1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19">
            <text:p>Monday, August 1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20">
            <text:p>Tuesday, August 2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21">
            <text:p>Wednesday, August 2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22">
            <text:p>Thursday, August 2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23">
            <text:p>Friday, August 2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24">
            <text:p>Saturday, August 2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25">
            <text:p>Sunday, August 2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26">
            <text:p>Monday, August 2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27">
            <text:p>Tuesday, August 2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28">
            <text:p>Wednesday, August 2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29">
            <text:p>Thursday, August 2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30">
            <text:p>Friday, August 3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8-31">
            <text:p>Saturday, August 3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01">
            <text:p>Sunday, September 0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02">
            <text:p>Monday, September 0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03">
            <text:p>Tuesday, September 0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04">
            <text:p>Wednesday, September 0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05">
            <text:p>Thursday, September 0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06">
            <text:p>Friday, September 0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07">
            <text:p>Saturday, September 0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08">
            <text:p>Sunday, September 0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09">
            <text:p>Monday, September 0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10">
            <text:p>Tuesday, September 1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11">
            <text:p>Wednesday, September 1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12">
            <text:p>Thursday, September 1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13">
            <text:p>Friday, September 1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14">
            <text:p>Saturday, September 1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15">
            <text:p>Sunday, September 1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16">
            <text:p>Monday, September 1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17">
            <text:p>Tuesday, September 1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18">
            <text:p>Wednesday, September 1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19">
            <text:p>Thursday, September 1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20">
            <text:p>Friday, September 2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21">
            <text:p>Saturday, September 2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22">
            <text:p>Sunday, September 2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23">
            <text:p>Monday, September 2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24">
            <text:p>Tuesday, September 2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25">
            <text:p>Wednesday, September 2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26">
            <text:p>Thursday, September 2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27">
            <text:p>Friday, September 2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28">
            <text:p>Saturday, September 2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29">
            <text:p>Sunday, September 2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09-30">
            <text:p>Monday, September 3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01">
            <text:p>Tuesday, October 0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02">
            <text:p>Wednesday, October 0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03">
            <text:p>Thursday, October 0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04">
            <text:p>Friday, October 0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05">
            <text:p>Saturday, October 0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06">
            <text:p>Sunday, October 0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07">
            <text:p>Monday, October 0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08">
            <text:p>Tuesday, October 0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09">
            <text:p>Wednesday, October 0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10">
            <text:p>Thursday, October 1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11">
            <text:p>Friday, October 1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12">
            <text:p>Saturday, October 1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13">
            <text:p>Sunday, October 1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14">
            <text:p>Monday, October 1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15">
            <text:p>Tuesday, October 1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16">
            <text:p>Wednesday, October 1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17">
            <text:p>Thursday, October 1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18">
            <text:p>Friday, October 1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19">
            <text:p>Saturday, October 1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20">
            <text:p>Sunday, October 2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21">
            <text:p>Monday, October 2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22">
            <text:p>Tuesday, October 2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23">
            <text:p>Wednesday, October 2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24">
            <text:p>Thursday, October 2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25">
            <text:p>Friday, October 2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26">
            <text:p>Saturday, October 2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27">
            <text:p>Sunday, October 2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28">
            <text:p>Monday, October 2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29">
            <text:p>Tuesday, October 2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30">
            <text:p>Wednesday, October 3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0-31">
            <text:p>Thursday, October 3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01">
            <text:p>Friday, November 0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02">
            <text:p>Saturday, November 0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03">
            <text:p>Sunday, November 0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04">
            <text:p>Monday, November 0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05">
            <text:p>Tuesday, November 0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06">
            <text:p>Wednesday, November 0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07">
            <text:p>Thursday, November 0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08">
            <text:p>Friday, November 0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09">
            <text:p>Saturday, November 0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10">
            <text:p>Sunday, November 1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11">
            <text:p>Monday, November 1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12">
            <text:p>Tuesday, November 1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13">
            <text:p>Wednesday, November 1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14">
            <text:p>Thursday, November 1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15">
            <text:p>Friday, November 1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16">
            <text:p>Saturday, November 1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17">
            <text:p>Sunday, November 1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18">
            <text:p>Monday, November 1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19">
            <text:p>Tuesday, November 1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20">
            <text:p>Wednesday, November 2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21">
            <text:p>Thursday, November 2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22">
            <text:p>Friday, November 2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23">
            <text:p>Saturday, November 2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24">
            <text:p>Sunday, November 2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25">
            <text:p>Monday, November 2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26">
            <text:p>Tuesday, November 2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27">
            <text:p>Wednesday, November 2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28">
            <text:p>Thursday, November 2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29">
            <text:p>Friday, November 2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1-30">
            <text:p>Saturday, November 3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01">
            <text:p>Sunday, December 0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02">
            <text:p>Monday, December 0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03">
            <text:p>Tuesday, December 0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04">
            <text:p>Wednesday, December 0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05">
            <text:p>Thursday, December 0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06">
            <text:p>Friday, December 0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07">
            <text:p>Saturday, December 0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08">
            <text:p>Sunday, December 0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09">
            <text:p>Monday, December 0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10">
            <text:p>Tuesday, December 1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11">
            <text:p>Wednesday, December 1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12">
            <text:p>Thursday, December 1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13">
            <text:p>Friday, December 1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14">
            <text:p>Saturday, December 1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15">
            <text:p>Sunday, December 1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16">
            <text:p>Monday, December 1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17">
            <text:p>Tuesday, December 1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18">
            <text:p>Wednesday, December 1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19">
            <text:p>Thursday, December 1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20">
            <text:p>Friday, December 2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21">
            <text:p>Saturday, December 2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22">
            <text:p>Sunday, December 22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23">
            <text:p>Monday, December 23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24">
            <text:p>Tuesday, December 24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25">
            <text:p>Wednesday, December 25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26">
            <text:p>Thursday, December 26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27">
            <text:p>Friday, December 27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28">
            <text:p>Saturday, December 28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29">
            <text:p>Sunday, December 29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30">
            <text:p>Monday, December 30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19-12-31">
            <text:p>Tuesday, December 31, 2019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01">
            <text:p>Wednesday, January 01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02">
            <text:p>Thursday, January 02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03">
            <text:p>Friday, January 03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04">
            <text:p>Saturday, January 04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05">
            <text:p>Sunday, January 05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06">
            <text:p>Monday, January 06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07">
            <text:p>Tuesday, January 07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08">
            <text:p>Wednesday, January 08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09">
            <text:p>Thursday, January 09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10">
            <text:p>Friday, January 10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11">
            <text:p>Saturday, January 11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12">
            <text:p>Sunday, January 12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13">
            <text:p>Monday, January 13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14">
            <text:p>Tuesday, January 14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15">
            <text:p>Wednesday, January 15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16">
            <text:p>Thursday, January 16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17">
            <text:p>Friday, January 17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18">
            <text:p>Saturday, January 18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19">
            <text:p>Sunday, January 19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20">
            <text:p>Monday, January 20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21">
            <text:p>Tuesday, January 21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22">
            <text:p>Wednesday, January 22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23">
            <text:p>Thursday, January 23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24">
            <text:p>Friday, January 24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25">
            <text:p>Saturday, January 25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26">
            <text:p>Sunday, January 26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27">
            <text:p>Monday, January 27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28">
            <text:p>Tuesday, January 28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29">
            <text:p>Wednesday, January 29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30">
            <text:p>Thursday, January 30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1-31">
            <text:p>Friday, January 31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01">
            <text:p>Saturday, February 01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02">
            <text:p>Sunday, February 02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03">
            <text:p>Monday, February 03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04">
            <text:p>Tuesday, February 04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05">
            <text:p>Wednesday, February 05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06">
            <text:p>Thursday, February 06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07">
            <text:p>Friday, February 07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08">
            <text:p>Saturday, February 08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09">
            <text:p>Sunday, February 09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10">
            <text:p>Monday, February 10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11">
            <text:p>Tuesday, February 11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12">
            <text:p>Wednesday, February 12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13">
            <text:p>Thursday, February 13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14">
            <text:p>Friday, February 14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15">
            <text:p>Saturday, February 15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16">
            <text:p>Sunday, February 16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17">
            <text:p>Monday, February 17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18">
            <text:p>Tuesday, February 18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19">
            <text:p>Wednesday, February 19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20">
            <text:p>Thursday, February 20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21">
            <text:p>Friday, February 21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22">
            <text:p>Saturday, February 22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23">
            <text:p>Sunday, February 23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24">
            <text:p>Monday, February 24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25">
            <text:p>Tuesday, February 25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26">
            <text:p>Wednesday, February 26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27">
            <text:p>Thursday, February 27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28">
            <text:p>Friday, February 28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2-29">
            <text:p>Saturday, February 29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3-01">
            <text:p>Sunday, March 01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3-02">
            <text:p>Monday, March 02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3-03">
            <text:p>Tuesday, March 03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3-04">
            <text:p>Wednesday, March 04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3-05">
            <text:p>Thursday, March 05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3-06">
            <text:p>Friday, March 06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3-07">
            <text:p>Saturday, March 07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3-08">
            <text:p>Sunday, March 08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>
          <table:table-cell table:style-name="ce2" office:value-type="date" office:date-value="2020-03-09">
            <text:p>Monday, March 09, 2020</text:p>
          </table:table-cell>
          <table:table-cell table:style-name="ce1" table:content-validation-name="val2" table:number-columns-repeated="7"/>
          <table:table-cell table:number-columns-repeated="1016"/>
        </table:table-row>
        <table:table-row table:style-name="ro1" table:number-rows-repeated="104778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date-style style:name="N10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13/03/2018</text:date>, <text:time>08:4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3T08:47:18.18</dc:date>
    <meta:generator>OpenOffice/4.1.3$Win32 OpenOffice.org_project/413m1$Build-9783</meta:generator>
    <meta:editing-duration>PT8H32M42S</meta:editing-duration>
    <meta:editing-cycles>1</meta:editing-cycles>
    <meta:document-statistic meta:table-count="1" meta:cell-count="869" meta:object-count="0"/>
  </office:meta>
</office:document-meta>
</file>